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style:text-line-through-style="solid" style:text-line-through-type="singl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#ffffff" fo:color="#000000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bold" fo:font-family="'Times New Roman'" style:font-family-asian="'Times New Roman'" style:font-family-complex="'Times New Roman'" fo:background-color="#ffffff" fo:color="#000000"/>
    </style:style>
    <style:style style:name="T100" style:family="text">
      <style:text-properties fo:font-size="12.00pt" fo:font-weight="bold" fo:font-family="'Times New Roman'" style:font-family-asian="'Times New Roman'" style:font-family-complex="'Times New Roman'" fo:background-color="#ffffff" fo:color="#000000"/>
    </style:style>
    <style:style style:name="T101" style:family="text">
      <style:text-properties fo:font-size="12.00pt" fo:font-weight="bold" fo:font-family="'Times New Roman'" style:font-family-asian="'Times New Roman'" style:font-family-complex="'Times New Roman'" fo:background-color="#ffffff" fo:color="#000000"/>
    </style:style>
    <style:style style:name="T102" style:family="text">
      <style:text-properties fo:font-size="12.00pt" fo:font-weight="bold" fo:font-family="'Times New Roman'" style:font-family-asian="'Times New Roman'" style:font-family-complex="'Times New Roman'" fo:background-color="#ffffff" fo:color="#000000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 fo:margin-bottom="8.00pt"/>
    </style: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00.00%" fo:text-align="left" fo:margin-bottom="8.00pt"/>
    </style:style>
    <style:style style:name="P4" style:family="paragraph">
      <style:paragraph-properties fo:line-height="100.00%" fo:text-align="left" fo:margin-bottom="8.00pt"/>
    </style:style>
    <style:style style:name="P5" style:family="paragraph">
      <style:paragraph-properties fo:line-height="100.00%" fo:text-align="center" fo:margin-bottom="8.00pt"/>
    </style:style>
    <style:style style:name="P6" style:family="paragraph">
      <style:paragraph-properties fo:line-height="100.00%" fo:text-align="left" fo:margin-bottom="8.00pt"/>
    </style:style>
    <style:style style:name="P7" style:family="paragraph">
      <style:paragraph-properties fo:line-height="100.00%" fo:text-align="center" fo:margin-bottom="8.00pt"/>
    </style:style>
    <style:style style:name="P8" style:family="paragraph">
      <style:paragraph-properties fo:line-height="100.00%" fo:text-align="left" fo:margin-bottom="8.00pt"/>
    </style:style>
    <style:style style:name="P9" style:family="paragraph">
      <style:paragraph-properties fo:line-height="100.00%" fo:text-align="center" fo:margin-bottom="8.00pt"/>
    </style:style>
    <style:style style:name="P10" style:family="paragraph">
      <style:paragraph-properties fo:line-height="100.00%" fo:text-align="left" fo:margin-bottom="8.00pt"/>
    </style:style>
    <style:style style:name="P11" style:family="paragraph">
      <style:paragraph-properties fo:line-height="100.00%" fo:text-align="center" fo:margin-bottom="8.00pt"/>
    </style:style>
    <style:style style:name="P12" style:family="paragraph">
      <style:paragraph-properties fo:line-height="100.00%" fo:text-align="left" fo:margin-bottom="8.00pt"/>
    </style:style>
    <style:style style:name="P13" style:family="paragraph">
      <style:paragraph-properties fo:line-height="100.00%" fo:text-align="center" fo:margin-bottom="8.00pt"/>
    </style:style>
    <style:style style:name="P14" style:family="paragraph">
      <style:paragraph-properties fo:line-height="100.00%" fo:text-align="left" fo:margin-bottom="8.00pt"/>
    </style:style>
    <style:style style:name="P15" style:family="paragraph">
      <style:paragraph-properties fo:line-height="100.00%" fo:text-align="center" fo:margin-bottom="8.00pt"/>
    </style:style>
    <style:style style:name="P16" style:family="paragraph">
      <style:paragraph-properties fo:line-height="115.00%" fo:text-align="left" fo:margin-bottom="12.00pt"/>
    </style:style>
    <style:style style:name="P17" style:family="paragraph">
      <style:paragraph-properties fo:line-height="100.00%" fo:text-align="left" fo:margin-bottom="12.00pt"/>
    </style:style>
    <style:style style:name="P18" style:family="paragraph">
      <style:paragraph-properties fo:line-height="100.00%" fo:text-align="left" fo:margin-bottom="8.00pt"/>
    </style:style>
    <style:style style:name="P19" style:family="paragraph">
      <style:paragraph-properties fo:line-height="100.00%" fo:text-align="center" fo:margin-bottom="8.00pt"/>
    </style:style>
    <style:style style:name="P20" style:family="paragraph">
      <style:paragraph-properties fo:line-height="100.00%" fo:text-align="left" fo:margin-bottom="8.00pt"/>
    </style:style>
    <style:style style:name="P21" style:family="paragraph">
      <style:paragraph-properties fo:line-height="100.00%" fo:text-align="center" fo:margin-bottom="8.00pt"/>
    </style:style>
    <style:style style:name="P22" style:family="paragraph">
      <style:paragraph-properties fo:line-height="100.00%" fo:text-align="left" fo:margin-bottom="8.00pt"/>
    </style:style>
    <style:style style:name="P23" style:family="paragraph">
      <style:paragraph-properties fo:line-height="100.00%" fo:text-align="center" fo:margin-bottom="8.00pt"/>
    </style:style>
    <style:style style:name="P24" style:family="paragraph">
      <style:paragraph-properties fo:line-height="100.00%" fo:text-align="left" fo:margin-bottom="8.00pt"/>
    </style:style>
    <style:style style:name="P25" style:family="paragraph">
      <style:paragraph-properties fo:line-height="100.00%" fo:text-align="left" fo:margin-bottom="8.00pt"/>
    </style:style>
    <style:style style:name="P26" style:family="paragraph">
      <style:paragraph-properties fo:line-height="100.00%" fo:text-align="left" fo:margin-bottom="8.00pt"/>
    </style:style>
    <style:style style:name="P27" style:family="paragraph">
      <style:paragraph-properties fo:line-height="115.00%" fo:text-align="center" fo:margin-bottom="10.00pt"/>
    </style:style>
    <style:style style:name="P28" style:family="paragraph">
      <style:paragraph-properties fo:line-height="115.00%" fo:text-align="left" fo:margin-bottom="10.00pt"/>
    </style:style>
    <style:style style:name="P29" style:family="paragraph">
      <style:paragraph-properties fo:line-height="100.00%" fo:text-align="left" fo:margin-bottom="8.00pt"/>
    </style:style>
    <style:style style:name="P30" style:family="paragraph">
      <style:paragraph-properties fo:line-height="100.00%" fo:text-align="left" fo:margin-bottom="8.00pt"/>
    </style:style>
    <style:style style:name="P31" style:family="paragraph">
      <style:paragraph-properties fo:line-height="100.00%" fo:text-align="center" fo:margin-bottom="8.00pt"/>
    </style:style>
    <style:style style:name="P32" style:family="paragraph">
      <style:paragraph-properties fo:line-height="100.00%" fo:text-align="left" fo:margin-bottom="8.00pt"/>
    </style:style>
    <style:style style:name="P33" style:family="paragraph">
      <style:paragraph-properties fo:line-height="115.00%" fo:text-align="left" fo:margin-bottom="10.00pt"/>
    </style:style>
    <style:style style:name="P34" style:family="paragraph">
      <style:paragraph-properties fo:line-height="100.00%" fo:text-align="left" fo:margin-bottom="8.00pt"/>
    </style:style>
    <style:style style:name="P35" style:family="paragraph">
      <style:paragraph-properties fo:line-height="100.00%" fo:text-align="left" fo:margin-bottom="8.00pt"/>
    </style:style>
    <style:style style:name="P36" style:family="paragraph">
      <style:paragraph-properties fo:line-height="100.00%" fo:text-align="center" fo:margin-bottom="8.00pt"/>
    </style:style>
    <style:style style:name="P37" style:family="paragraph">
      <style:paragraph-properties fo:line-height="100.00%" fo:text-align="left" fo:margin-bottom="8.00pt"/>
    </style:style>
    <style:style style:name="P38" style:family="paragraph">
      <style:paragraph-properties fo:line-height="115.00%" fo:text-align="left" fo:margin-bottom="10.00pt"/>
    </style:style>
    <style:style style:name="P39" style:family="paragraph">
      <style:paragraph-properties fo:line-height="100.00%" fo:text-align="left" fo:margin-bottom="8.00pt"/>
    </style:style>
    <style:style style:name="P40" style:family="paragraph">
      <style:paragraph-properties fo:line-height="100.00%" fo:text-align="left" fo:margin-bottom="8.00pt"/>
    </style:style>
  </office:automatic-styles>
  <office:body>
    <office:text>
      <text:p text:style-name="P1"><text:span text:style-name="T1">Smlouva o uzav</text:span><text:span text:style-name="T2">ření předvolební koalice mezi Stranou svobodných občanů a Českou pirátskou stranou ve městě Hodonín</text:span></text:p>
      <text:p text:style-name="P2"><text:span text:style-name="T3"/></text:p>
      <text:p text:style-name="P2"><text:span text:style-name="T4">Strana svobodných ob</text:span><text:span text:style-name="T5">čanů<text:s/></text:span><text:span text:style-name="T6"><text:line-break/></text:span><text:span text:style-name="T7">Perucká 2196/14<text:tab/><text:line-break/>120 00 Praha<text:line-break/>I</text:span><text:span text:style-name="T8">Č: 71339612<text:line-break/></text:span><text:span text:style-name="T9">zastoupená na základ</text:span><text:span text:style-name="T10">ě plné moci krajským předsedou Bc. Davidem Pokorným<text:line-break/></text:span><text:span text:style-name="T11"><text:line-break/></text:span><text:span text:style-name="T12">Česká pirátská strana<text:s/></text:span><text:span text:style-name="T13"><text:line-break/>Řehořova 943/19<text:line-break/></text:span><text:span text:style-name="T14">130 00 Praha 3<text:line-break/>I</text:span><text:span text:style-name="T15">Č:</text:span><text:span text:style-name="T16"><text:s/></text:span><text:span text:style-name="T17">71339698<text:line-break/></text:span><text:span text:style-name="T18">zastoupená na základ</text:span><text:span text:style-name="T19">ě plné moci krajským předsedou Róbertem Čumou</text:span></text:p>
      <text:p text:style-name="P4"><text:span text:style-name="T20">(dále jen smluvní strany)</text:span></text:p>
      <text:p text:style-name="P5"><text:span text:style-name="T20">uzavírají níže uvedeného dne, m</text:span><text:span text:style-name="T21">ěsíce a roku<text:line-break/></text:span><text:span text:style-name="T22">tuto smlouvu o uzav</text:span><text:span text:style-name="T23">ření předvolební koalice ve volbách do zastupitelstva města Hodonín (dále jen smlouva)</text:span></text:p>
      <text:p text:style-name="P6"><text:span text:style-name="T24"/></text:p>
      <text:p text:style-name="P7"><text:span text:style-name="T24">I. P</text:span><text:span text:style-name="T25">ŘEDMĚT SMLOUVY</text:span></text:p>
      <text:p text:style-name="P8"><text:span text:style-name="T26">P</text:span><text:span text:style-name="T27">ředmětem smlouvy je vytvoření předvolební koalice Strany svobodných občanů (dále jen Svobodní) a České pirátské strany (dále jen Piráti) ve městě Hodonín (dále jen koalice), sestavení společné kandidátní listiny dle zákona č. 491/2001 Sb., o volbách do zastupitelstev obcí, a společný postup při realizaci volební kampaně v Hodoníně.</text:span></text:p>
      <text:p text:style-name="P9"><text:span text:style-name="T28"/></text:p>
      <text:p text:style-name="P9"><text:span text:style-name="T29">II. NÁZEV KOALICE A JEDNÁNÍ ZA KOALICI</text:span></text:p>
      <text:p text:style-name="P10"><text:span text:style-name="T30">1. Smluvní strany se dohodly na názvu koalice „</text:span><text:span text:style-name="T31">Svobodní a Piráti“</text:span><text:span text:style-name="T32">. Název koalice bude na všech p</text:span><text:span text:style-name="T33">ředvolebních materiálech reprezentován logy smluvních stran, v textové podobě bude uváděn vždy celý. </text:span></text:p>
      <text:p text:style-name="P10"><text:span text:style-name="T34">2. Za koalici jsou oprávn</text:span><text:span text:style-name="T35">ěni jednat společně první zástupce Svobodných v pořadí na kandidátní listině a první zástupce Pirátů v pořadí na kandidátní listině. </text:span></text:p>
      <text:p text:style-name="P11"><text:span text:style-name="T36"/></text:p>
      <text:p text:style-name="P11"><text:span text:style-name="T37">III. KANDIDÁTNÍ LISTINA</text:span></text:p>
      <text:p text:style-name="P12"><text:span text:style-name="T38"/></text:p>
      <text:p text:style-name="P12"><text:span text:style-name="T38">1. Po</text:span><text:span text:style-name="T39">čet kandidátů Svobodných je 25.</text:span></text:p>
      <text:p text:style-name="P12"><text:span text:style-name="T40">2. Po</text:span><text:span text:style-name="T41">čet kandidátů Pirátů je 6.</text:span></text:p>
      <text:p text:style-name="P12"><text:span text:style-name="T42">3. O kandidátech rozhoduje strana sama v rámci svých vnit</text:span><text:span text:style-name="T43">řních pravidel.</text:span></text:p>
      <text:p text:style-name="P12"><text:span text:style-name="T44">4. Po</text:span><text:span text:style-name="T45">řadí kandidátů na kandidátní listině je stanoveno Přílohou č. 1 této smlouvy.</text:span></text:p>
      <text:p text:style-name="P12"><text:span text:style-name="T46"/></text:p>
      <text:p text:style-name="P13"><text:span text:style-name="T46"/></text:p>
      <text:p text:style-name="P13"><text:span text:style-name="T46">IV. VOLEBNÍ ZMOC</text:span><text:span text:style-name="T47">ŇENEC</text:span></text:p>
      <text:p text:style-name="P14"><text:span text:style-name="T48">Volebním zmocn</text:span><text:span text:style-name="T49">ěncem se určuje Jan Buráň, nar. 7.11.1984. Volební zmocněnec podává kandidátní listinu na obecním úřadě v podobě vyplývající z této smlouvy. Případné změny na kandidátní listině může provádět pouze se souhlasem obou smluvních stran.</text:span></text:p>
      <text:p text:style-name="P15"><text:span text:style-name="T50"/></text:p>
      <text:p text:style-name="P15"><text:span text:style-name="T51">V. FINANCOVÁNÍ KAMPAN</text:span><text:span text:style-name="T52">Ě</text:span></text:p>
      <text:p text:style-name="P16"><text:span text:style-name="T53">1. Smluvní strany se dohodly, že každá smluvní strana vloží do spole</text:span><text:span text:style-name="T54">čné kampaně finanční prostředky nejméně ve výši schválené dle Přílohy č. 2 této smlouvy.</text:span></text:p>
      <text:p text:style-name="P17"><text:span text:style-name="T55">2. Smluvní strany se dohodly na rámcovém rozpo</text:span><text:span text:style-name="T56">čtu kampaně, který je Přílohou č. 2 této smlouvy. </text:span></text:p>
      <text:p text:style-name="P18"><text:span text:style-name="T57">3. Ob</text:span><text:span text:style-name="T58">ě smluvní strany musejí informovat druhý subjekt o návrhu sponzorského daru jiným subjektem a přijatí daru konzultovat, mimo příspěvků osob na kandidátní listině.</text:span></text:p>
      <text:p text:style-name="P18"><text:span text:style-name="T59">4. O všech výdajích na p</text:span><text:span text:style-name="T60">ředvolební kampaň rozhodují obě smluvní strany a je nutná jejich shoda. Poměr hlasů 1:1. O hlasování se vyhotoví písemný záznam podepsaný zástupci obou stran</text:span></text:p>
      <text:p text:style-name="P18"><text:span text:style-name="T61">5. Finan</text:span><text:span text:style-name="T62">ční prostředky budou využívány zodpovědně a efektivně.</text:span></text:p>
      <text:p text:style-name="P18"><text:span text:style-name="T63">6. P</text:span><text:span text:style-name="T64">řebytek nebo dluh po vyúčtování kampaně bude rozdělen mezi obě smluvní strany a je nutná shoda obou smluvních stran.</text:span></text:p>
      <text:p text:style-name="P18"><text:span text:style-name="T65"/></text:p>
      <text:p text:style-name="P19"><text:span text:style-name="T66">VI. VEDENÍ KAMPA</text:span><text:span text:style-name="T67">ŇE</text:span></text:p>
      <text:p text:style-name="P20"><text:span text:style-name="T68">1. Koalice bude navenek vystupovat jednotn</text:span><text:span text:style-name="T69">ě s důrazem na potřebu volit celou kandidátku.</text:span></text:p>
      <text:p text:style-name="P20"><text:span text:style-name="T70">2. Kroužkovací kampa</text:span><text:span text:style-name="T71">ň jakéhokoliv kandidáta je nepřípustná, pokud není předem udělen souhlas koaličních stran.</text:span></text:p>
      <text:p text:style-name="P20"><text:span text:style-name="T72">3. Na propaga</text:span><text:span text:style-name="T73">čních materiálech budou propagovány obě strany.</text:span></text:p>
      <text:p text:style-name="P20"><text:span text:style-name="T74">4. Všechen propaga</text:span><text:span text:style-name="T75">ční materiál musí být schválen oběma smluvními stranami.</text:span></text:p>
      <text:p text:style-name="P20"><text:span text:style-name="T76">5. Volební materiály budou vycházet z volebního programu. </text:span></text:p>
      <text:p text:style-name="P20"><text:span text:style-name="T76">6. Volební štáb nebude z</text:span><text:span text:style-name="T77">řizován. Dohodnou-li se strany jinak, členy, kompetence, pravomoci, úkoly, pravidla svolávání a jednání volebního štábu volebního štábu strany sjednají strany do 15 dnů od dohody o zřízení volebního štábu.</text:span></text:p>
      <text:p text:style-name="P20"><text:span text:style-name="T78"/></text:p>
      <text:p text:style-name="P20"><text:span text:style-name="T78"/></text:p>
      <text:p text:style-name="P21"><text:span text:style-name="T79">VII. VOLEBNÍ PROGRAM</text:span></text:p>
      <text:p text:style-name="P22"><text:span text:style-name="T80">1. Volebním programem se rozumí samostatný dokument, jednomysln</text:span><text:span text:style-name="T81">ě schválený oběma stranami, určující vize a prostředky ke směřování obce, základní principy a změny, které chce koalice uskutečnit.</text:span><text:span text:style-name="T82"/></text:p>
      <text:p text:style-name="P22"><text:span text:style-name="T83">2. Volební program schvalují ob</text:span><text:span text:style-name="T84">ě smluvní strany.</text:span></text:p>
      <text:p text:style-name="P22"><text:span text:style-name="T85">3. Smluvní strany se zavazují, že do 31. 5. 2018 schválí volební program, který se stane p</text:span><text:span text:style-name="T86">řílohou této smlouvy.</text:span></text:p>
      <text:p text:style-name="P23"><text:span text:style-name="T87">VIII. NEDODRŽENÍ SMLOUVY</text:span></text:p>
      <text:p text:style-name="P24"><text:span text:style-name="T88">1.</text:span><text:span text:style-name="T89"><text:s/></text:span><text:span text:style-name="T90">V p</text:span><text:span text:style-name="T91">řípadě závažného nedodržení koaliční smlouvy jednou ze stran, může druhá strana od smlouvy odstoupit. </text:span></text:p>
      <text:p text:style-name="P24"><text:span text:style-name="T92"/></text:p>
      <text:p text:style-name="P24"><text:span text:style-name="T92"/></text:p>
      <text:p text:style-name="P24"><text:span text:style-name="T92"/></text:p>
      <text:p text:style-name="P24"><text:span text:style-name="T92"/></text:p>
      <text:p text:style-name="P24"><text:span text:style-name="T92"/></text:p>
      <text:p text:style-name="P24"><text:span text:style-name="T92"/></text:p>
      <text:p text:style-name="P24"><text:span text:style-name="T92">V </text:span><text:span text:style-name="T93">Brně dne 21. 5. 2018</text:span></text:p>
      <text:p text:style-name="P24"><text:span text:style-name="T94"/></text:p>
      <text:p text:style-name="P24"><text:span text:style-name="T94"/></text:p>
      <text:p text:style-name="P24"><text:span text:style-name="T94"/></text:p>
      <text:p text:style-name="P24"><text:span text:style-name="T94"/></text:p>
      <text:p text:style-name="P24"><text:span text:style-name="T94">____________________________<text:tab/><text:tab/>________________________________</text:span></text:p>
      <text:p text:style-name="P24"><text:span text:style-name="T94">Bc. David Pokorný<text:tab/><text:tab/><text:tab/><text:tab/></text:span><text:span text:style-name="T95">Róbert Čuma</text:span><text:span text:style-name="T96"><text:line-break/>p</text:span><text:span text:style-name="T97">ředseda JMK krajského sdružení<text:tab/><text:tab/>Předseda JMK krajského sdružení<text:line-break/><text:s text:c="2"/></text:span></text:p>
      <text:p text:style-name="P26"><text:span text:style-name="T98"/></text:p>
      <text:p text:style-name="P26"><text:span text:style-name="T98"/></text:p>
      <text:p text:style-name="P26"><text:span text:style-name="T98"/></text:p>
      <text:p text:style-name="P26"><text:span text:style-name="T98"/></text:p>
      <text:p text:style-name="P26"><text:span text:style-name="T98"/></text:p>
      <text:p text:style-name="P26"><text:span text:style-name="T98"/></text:p>
      <text:p text:style-name="P26"><text:span text:style-name="T98"/></text:p>
      <text:p text:style-name="P26"><text:span text:style-name="T98"/></text:p>
      <text:p text:style-name="P27"><text:span text:style-name="T99">P</text:span><text:span text:style-name="T100">říloha č. 1<text:line-break/></text:span><text:span text:style-name="T101">Stanovení po</text:span><text:span text:style-name="T102">řadí kandidátů na kandidátní listině koalice Svobodní a Piráti</text:span></text:p>
      <text:p text:style-name="P28"><text:span text:style-name="T103"/></text:p>
      <text:p text:style-name="P28"><text:span text:style-name="T103">1. Ing. Petr Burá</text:span><text:span text:style-name="T104">ň (Svobodní)</text:span></text:p>
      <text:p text:style-name="P28"><text:span text:style-name="T105">2. Mgr. Terézia Mlýnková Išková (Svobodní)</text:span></text:p>
      <text:p text:style-name="P28"><text:span text:style-name="T105">3. Petr Baláž (Piráti)</text:span></text:p>
      <text:p text:style-name="P28"><text:span text:style-name="T105">4. XXXXXX (Svobodní)</text:span></text:p>
      <text:p text:style-name="P28"><text:span text:style-name="T105">5. XXXXXX (Svobodní) </text:span></text:p>
      <text:p text:style-name="P28"><text:span text:style-name="T105">6. XXXXXX (Piráti)</text:span></text:p>
      <text:p text:style-name="P28"><text:span text:style-name="T105">7. XXXXXX (Svobodní) </text:span></text:p>
      <text:p text:style-name="P28"><text:span text:style-name="T105">8. XXXXXX (Svobodní)</text:span></text:p>
      <text:p text:style-name="P28"><text:span text:style-name="T105">9. XXXXXX (Svobodní) </text:span></text:p>
      <text:p text:style-name="P28"><text:span text:style-name="T105">10. XXXXXX (Svobodní)</text:span></text:p>
      <text:p text:style-name="P28"><text:span text:style-name="T105"/></text:p>
      <text:p text:style-name="P28"><text:span text:style-name="T105"/></text:p>
      <text:p text:style-name="P28"><text:span text:style-name="T105">13., 16., 23. a 26. místo obsadí Piráti. Další po</text:span><text:span text:style-name="T106">řadová čísla obsadí kandidáti Svobodných tak, aby celkový počet kandidátů byl 31.</text:span></text:p>
      <text:p text:style-name="P28"><text:span text:style-name="T107"/></text:p>
      <text:p text:style-name="P28"><text:span text:style-name="T107"/></text:p>
      <text:p text:style-name="P28"><text:span text:style-name="T107">V </text:span><text:span text:style-name="T108">Brně dne 21. 5. 2018<text:tab/><text:tab/><text:tab/><text:tab/><text:s text:c="9"/>V Brně dne 21. 5. 2018</text:span></text:p>
      <text:p text:style-name="P28"><text:span text:style-name="T109"/></text:p>
      <text:p text:style-name="P28"><text:span text:style-name="T109"/></text:p>
      <text:p text:style-name="P29"><text:span text:style-name="T110">____________________________<text:tab/><text:tab/>________________________________</text:span></text:p>
      <text:p text:style-name="P29"><text:span text:style-name="T110">Bc. David Pokorný<text:tab/><text:tab/><text:tab/><text:tab/></text:span><text:span text:style-name="T111">Róbert Čuma</text:span><text:span text:style-name="T112"><text:line-break/>p</text:span><text:span text:style-name="T113">ředseda JMK krajského sdružení<text:tab/><text:tab/>Předseda JMK krajského sdružení</text:span><text:span text:style-name="T114"/></text:p>
      <text:p text:style-name="P30"><text:span text:style-name="T115"/></text:p>
      <text:p text:style-name="P30"><text:span text:style-name="T115"/></text:p>
      <text:p text:style-name="P30"><text:span text:style-name="T115"/></text:p>
      <text:p text:style-name="P30"><text:span text:style-name="T115"/></text:p>
      <text:p text:style-name="P31"><text:span text:style-name="T116">P</text:span><text:span text:style-name="T117">říloha č. 2 </text:span></text:p>
      <text:p text:style-name="P31"><text:span text:style-name="T118">Rámcový rozpo</text:span><text:span text:style-name="T119">čet volební kampaně</text:span></text:p>
      <text:p text:style-name="P31"><text:span text:style-name="T120"/></text:p>
      <text:p text:style-name="P32"><text:span text:style-name="T121">Svobodní vloží do kampan</text:span><text:span text:style-name="T122">ě <text:tab/><text:tab/>75 000,- Kč</text:span></text:p>
      <text:p text:style-name="P32"><text:span text:style-name="T123">Piráti vloží do kampan</text:span><text:span text:style-name="T124">ě <text:tab/><text:tab/>25 000,- Kč</text:span></text:p>
      <text:p text:style-name="P32"><text:span text:style-name="T125"/></text:p>
      <text:p text:style-name="P32"><text:span text:style-name="T125">P</text:span><text:span text:style-name="T126">ředpokládané náklady:<text:tab/><text:tab/></text:span></text:p>
      <text:p text:style-name="P32"><text:span text:style-name="T127">Volební plakáty<text:tab/><text:tab/><text:tab/></text:span><text:span text:style-name="T128"><text:s text:c="13"/></text:span><text:span text:style-name="T129">5 000,- K</text:span><text:span text:style-name="T130">č</text:span></text:p>
      <text:p text:style-name="P32"><text:span text:style-name="T131">Volební letáky<text:tab/><text:tab/><text:tab/></text:span><text:span text:style-name="T132"><text:s text:c="3"/></text:span><text:span text:style-name="T133">5 000,- K</text:span><text:span text:style-name="T134">č</text:span></text:p>
      <text:p text:style-name="P32"><text:span text:style-name="T135">Volební noviny<text:tab/><text:tab/><text:tab/></text:span><text:span text:style-name="T136"><text:s text:c="11"/></text:span><text:span text:style-name="T137">30 000,- K</text:span><text:span text:style-name="T138">č</text:span></text:p>
      <text:p text:style-name="P32"><text:span text:style-name="T139">Reklamní kostky + plachty<text:tab/><text:tab/>20 000,- K</text:span><text:span text:style-name="T140">č</text:span></text:p>
      <text:p text:style-name="P32"><text:span text:style-name="T141">Reklamní stojany „A“<text:tab/><text:tab/></text:span><text:span text:style-name="T142"><text:s text:c="13"/></text:span><text:span text:style-name="T143">1 000,- K</text:span><text:span text:style-name="T144">č</text:span></text:p>
      <text:p text:style-name="P32"><text:span text:style-name="T145">Reklamní akce pro mladé<text:tab/><text:tab/>10 000,- K</text:span><text:span text:style-name="T146">č</text:span></text:p>
      <text:p text:style-name="P32"><text:span text:style-name="T147">Volební koncert<text:tab/><text:tab/><text:tab/>10 000,- K</text:span><text:span text:style-name="T148">č</text:span></text:p>
      <text:p text:style-name="P32"><text:span text:style-name="T149">Reklama na FB<text:tab/><text:tab/><text:tab/></text:span><text:span text:style-name="T150"><text:s text:c="12"/></text:span><text:span text:style-name="T151">10 000,- K</text:span><text:span text:style-name="T152">č</text:span></text:p>
      <text:p text:style-name="P32"><text:span text:style-name="T153">Tisková konference<text:tab/><text:tab/><text:tab/>1 000,- K</text:span><text:span text:style-name="T154">č</text:span></text:p>
      <text:p text:style-name="P32"><text:span text:style-name="T155">Reklamní p</text:span><text:span text:style-name="T156">ředměty<text:tab/><text:tab/><text:tab/>1 000,- Kč</text:span></text:p>
      <text:p text:style-name="P32"><text:span text:style-name="T157">Focení kandidát</text:span><text:span text:style-name="T158">ů<text:tab/><text:tab/><text:tab/>2 000,- Kč</text:span></text:p>
      <text:p text:style-name="P32"><text:span text:style-name="T159">Hodonínské listy<text:tab/><text:tab/><text:tab/>5 000,- K</text:span><text:span text:style-name="T160">č</text:span></text:p>
      <text:p text:style-name="P32"><text:span text:style-name="T161"/></text:p>
      <text:p text:style-name="P32"><text:span text:style-name="T161"/></text:p>
      <text:p text:style-name="P32"><text:span text:style-name="T161"/></text:p>
      <text:p text:style-name="P33"><text:span text:style-name="T162">V </text:span><text:span text:style-name="T163">Brně dne 21. 5. 2018<text:tab/><text:tab/><text:tab/><text:tab/><text:s text:c="9"/>V Brně dne 21. 5. 2018</text:span></text:p>
      <text:p text:style-name="P33"><text:span text:style-name="T164"/></text:p>
      <text:p text:style-name="P33"><text:span text:style-name="T164"/></text:p>
      <text:p text:style-name="P34"><text:span text:style-name="T165">____________________________<text:tab/><text:tab/>________________________________</text:span></text:p>
      <text:p text:style-name="P34"><text:span text:style-name="T165">Bc. David Pokorný<text:tab/><text:tab/><text:tab/><text:tab/></text:span><text:span text:style-name="T166">Róbert Čuma</text:span><text:span text:style-name="T167"><text:line-break/>p</text:span><text:span text:style-name="T168">ředseda JMK krajského sdružení<text:tab/><text:tab/>Předseda JMK krajského sdružení</text:span><text:span text:style-name="T169"/></text:p>
      <text:p text:style-name="P35"><text:span text:style-name="T170"/></text:p>
      <text:p text:style-name="P35"><text:span text:style-name="T170"/></text:p>
      <text:p text:style-name="P35"><text:span text:style-name="T170"/></text:p>
      <text:p text:style-name="P36"><text:span text:style-name="T171">P</text:span><text:span text:style-name="T172">ŘÍLOHA č. 3 <text:line-break/></text:span><text:span text:style-name="T173">KOALI</text:span><text:span text:style-name="T174">ČNÍ KODEX, PRAVIDLA POVOLEBNÍ SPOLUPRÁCE<text:line-break/></text:span><text:span text:style-name="T175"/></text:p>
      <text:p text:style-name="P37"><text:span text:style-name="T175">1. Zvolení zastupitelé za koalici jsou povinni respektovat ve svém rozhodování volební program koalice.</text:span></text:p>
      <text:p text:style-name="P37"><text:span text:style-name="T175">2. Pokud zvolení zastupitelé budou schopni utvo</text:span><text:span text:style-name="T176">řit většinu v zastupitelstvu obce, budou usilovat, aby starostou byl lídr kandidátky, popřípadě ten zvolený zastupitel, který se v důsledku vyššího zisku volebních hlasů ve prospěch svojí osoby posune v důsledku volebního zákona do čela pořadí zvolených zastupitelů za koaliční kandidátní listinu podle této smlouvy. Stejně tak budou usilovat o post místostarosty obce.</text:span></text:p>
      <text:p text:style-name="P37"><text:span text:style-name="T177">3. Veškeré jednání o koalici v zastupitelstvu obce je v gesci zástupc</text:span><text:span text:style-name="T178">ů koaličních stran a zastupitelé bez politické příslušnosti budou tyto kroky respektovat. V případě nesouhlasu s výsledky jednání mohou nadpoloviční většinou zvolení zastupitelé určit vlastní osobu, která bude zodpovědná za vyjednávání s dalšími subjekty.</text:span><text:span text:style-name="T179"/></text:p>
      <text:p text:style-name="P37"><text:span text:style-name="T180"/></text:p>
      <text:p text:style-name="P37"><text:span text:style-name="T180"/></text:p>
      <text:p text:style-name="P37"><text:span text:style-name="T180"/></text:p>
      <text:p text:style-name="P37"><text:span text:style-name="T180"/></text:p>
      <text:p text:style-name="P37"><text:span text:style-name="T180"/></text:p>
      <text:p text:style-name="P38"><text:span text:style-name="T181">V </text:span><text:span text:style-name="T182">Brně dne 21. 5. 2018<text:tab/><text:tab/><text:tab/><text:tab/><text:s text:c="9"/></text:span></text:p>
      <text:p text:style-name="P38"><text:span text:style-name="T183"/></text:p>
      <text:p text:style-name="P38"><text:span text:style-name="T183"/></text:p>
      <text:p text:style-name="P39"><text:span text:style-name="T184">____________________________<text:tab/><text:tab/>________________________________</text:span></text:p>
      <text:p text:style-name="P39"><text:span text:style-name="T184">Bc. David Pokorný<text:tab/><text:tab/><text:tab/><text:tab/></text:span><text:span text:style-name="T185">Róbert Čuma</text:span><text:span text:style-name="T186"><text:line-break/>p</text:span><text:span text:style-name="T187">ředseda JMK krajského sdružení<text:tab/><text:tab/>Předseda JMK krajského sdružení</text:span><text:span text:style-name="T188"/></text:p>
      <text:p text:style-name="P40"><text:span text:style-name="T189"/></text:p>
      <text:p text:style-name="P40"><text:span text:style-name="T189"/></text:p>
      <text:p text:style-name="P40"><text:span text:style-name="T189"><text:tab/><text:tab/></text:span></text:p>
      <text:p text:style-name="P40"><text:span text:style-name="T189"/></text:p>
      <text:p text:style-name="P40"><text:span text:style-name="T18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